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FA489E1.jpg"/>
  <manifest:file-entry manifest:media-type="image/png" manifest:full-path="Pictures/100000000000005E0000005E469E66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" style:family="graphic" style:parent-style-name="standard">
      <style:graphic-properties draw:stroke="solid" svg:stroke-width="0.026cm" svg:stroke-color="#ffcc99" draw:marker-start="" draw:marker-start-width="0.3cm" draw:marker-start-center="false" draw:marker-end="" draw:marker-end-width="0.3cm" draw:marker-end-center="false" draw:stroke-linejoin="miter" draw:fill="bitmap" draw:fill-color="#000000" draw:fill-image-name="Linen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0cm" draw:shadow-offset-y="0.199cm" draw:shadow-color="#808080" draw:shadow-opacity="100%"/>
    </style:style>
    <style:style style:name="gr4" style:family="graphic" style:parent-style-name="standard">
      <style:graphic-properties draw:stroke="solid" svg:stroke-width="0.026cm" svg:stroke-color="#ff0000" draw:marker-start="" draw:marker-start-width="0.3cm" draw:marker-start-center="false" draw:marker-end="" draw:marker-end-width="0.3cm" draw:marker-end-center="false" draw:stroke-linejoin="miter" draw:fill="solid" draw:fill-color="#00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ff0000" draw:marker-start="" draw:marker-start-width="0.3cm" draw:marker-start-center="false" draw:marker-end="" draw:marker-end-width="0.3cm" draw:marker-end-center="false" draw:stroke-linejoin="miter" draw:fill="solid" draw:fill-color="#ff66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23cm" svg:stroke-color="#000000" draw:marker-start="" draw:marker-start-width="0.606cm" draw:marker-start-center="false" draw:marker-end="" draw:marker-end-width="0.606cm" draw:marker-end-center="false" draw:stroke-linejoin="miter" draw:fill="gradient" draw:fill-color="#ffff00" draw:fill-gradient-name="Yellow_20_Gradient_20_1" draw:textarea-horizontal-align="center" draw:textarea-vertical-align="middle" draw:auto-grow-height="false" draw:fit-to-size="false" fo:min-height="0cm" fo:min-width="0cm" fo:padding-top="0.233cm" fo:padding-bottom="0.233cm" fo:padding-left="0.352cm" fo:padding-right="0.352cm" fo:wrap-option="wrap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cm" svg:height="20.7cm" svg:x="0.2cm" svg:y="2.2cm">
          <draw:image xlink:href="Pictures/100000000000005E0000005E2FA489E1.jpg" xlink:type="simple" xlink:show="embed" xlink:actuate="onLoad">
            <text:p/>
          </draw:image>
        </draw:frame>
        <draw:frame draw:style-name="gr2" draw:layer="layout" svg:width="0.502cm" svg:height="1.204cm" svg:x="7.298cm" svg:y="7.7cm">
          <draw:text-box>
            <text:p/>
          </draw:text-box>
        </draw:frame>
        <draw:custom-shape draw:style-name="gr3" draw:text-style-name="P3" draw:layer="layout" svg:width="18.1cm" svg:height="5.001cm" svg:x="1.3cm" svg:y="4.651cm">
          <text:p text:style-name="P2"><text:span text:style-name="T1">Please <text:s/>Wait...</text:span></text:p>
          <draw:enhanced-geometry svg:viewBox="0 0 21600 21600" draw:mirror-vertical="false" draw:mirror-horizontal="false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path draw:style-name="gr4" draw:text-style-name="P4" draw:layer="layout" svg:width="2.819cm" svg:height="3.862cm" svg:x="6.2cm" svg:y="10.4cm" svg:viewBox="0 0 2820 3863" svg:d="M0 0c569 0 1137 0 1706 0 45 2 91 3 136 5 42 4 84 9 126 13 39 8 79 17 118 25 36 11 73 23 109 34 17 7 34 13 51 20 16 8 33 16 49 24 15 8 31 17 46 25 15 9 31 18 46 27 14 10 28 20 42 30 13 11 26 22 39 33 13 12 26 23 39 35 12 12 24 25 36 37 11 13 22 27 33 40 10 14 21 28 31 42 10 15 20 29 30 44 9 15 18 30 27 45 8 16 17 31 25 47 8 17 15 33 23 50 7 18 13 35 20 53s13 35 20 53c5 19 11 37 16 56s9 38 14 57c7 41 14 82 21 123 4 43 9 87 13 130 1 46 3 91 4 137-1 48-3 95-4 143-5 45-10 89-15 134-8 42-15 84-23 126-5 20-11 40-16 60-6 20-11 39-17 59-7 19-13 37-20 56-8 18-15 36-23 54s-17 35-25 53c-9 17-18 33-27 50-10 16-19 31-29 47-11 15-21 31-32 46s-23 29-34 44c-12 14-25 29-37 43-13 13-26 27-39 40-14 12-28 25-42 37-15 12-29 23-44 35-15 11-31 21-46 32-17 10-33 20-50 30-17 9-34 18-51 27-37 15-73 31-110 46-40 12-81 25-121 37-44 8-87 17-131 25-47 5-93 11-140 16-50 2-101 3-151 5-187 0-375 0-562 0 0 478 0 955 0 1433-344 0-687 0-1031 0 0-1288 0-2575 0-3863zM1031 1647c84 0 167 0 251 0 24 0 47-1 71-1 22-2 45-5 67-7 20-3 40-5 60-8 18-5 37-9 55-14 17-5 33-11 50-16 7-3 15-7 22-10 7-4 15-8 22-12 6-4 13-7 19-11 7-4 13-8 20-12 5-5 11-9 16-14s11-10 16-15c9-10 19-21 28-31 4-6 9-11 13-17 4-5 8-11 12-16 4-6 7-11 11-17 3-6 6-13 9-19s6-12 9-18 5-13 8-19c2-7 5-13 7-20s4-13 6-20 4-13 6-20c1-7 3-14 4-21s2-14 3-21c1-8 1-15 2-23 1-15 2-30 3-45-1-15-2-30-3-45-1-14-3-28-4-42-3-14-5-27-8-41-4-14-7-27-11-41-5-12-10-25-15-37-6-12-13-24-19-36-7-11-13-23-20-34-8-11-17-22-25-33-5-5-9-10-14-15s-10-10-15-15c-5-4-11-8-16-12-6-4-12-9-18-13-7-4-13-7-20-11s-14-7-21-11c-7-3-15-6-22-9-8-3-17-6-25-9-17-4-34-9-51-13-19-3-39-7-58-10-21-2-43-3-64-5-23-1-46-2-69-3-97 0-195 0-292 0 0 287 0 575 0 862z">
          <text:p/>
        </draw:path>
        <draw:path draw:style-name="gr5" draw:text-style-name="P4" draw:layer="layout" svg:width="1.894cm" svg:height="2.861cm" svg:x="9.506cm" svg:y="11.401cm" svg:viewBox="0 0 1895 2862" svg:d="M0 63c288 0 575 0 863 0 0 153 0 306 0 459 10-24 21-47 31-71 11-22 22-45 33-67 10-20 21-40 31-60 11-18 21-35 32-53 11-16 21-33 32-49 11-14 22-29 33-43 11-12 21-24 32-36 11-10 22-21 33-31 12-9 23-17 35-26 12-8 23-15 35-23 13-6 26-13 39-19 13-5 27-11 40-16 14-4 28-9 42-13 15-2 29-5 44-7s31-4 46-6c16-1 32-1 48-2 17 1 34 2 51 3 18 2 35 4 53 6 18 4 36 9 54 13 19 5 37 10 56 15 19 7 37 14 56 21 19 8 39 17 58 25 19 10 39 20 58 30 20 12 40 23 60 35-95 255-190 509-285 764-26-12-52-23-78-35-12-4-24-8-36-12-11-4-22-7-33-11-11-3-21-6-32-9-10-2-19-4-29-6-9-1-18-3-27-4-8 0-16-1-24-1s-15 1-23 1c-7 0-15 1-22 1-7 1-13 3-20 4-7 2-13 3-20 5s-14 4-21 6c-6 2-12 4-18 6-7 3-13 6-20 9-6 4-11 7-17 11s-11 8-17 12-11 8-17 12c-5 5-11 10-16 15s-10 10-15 15c-5 6-9 12-14 18s-10 11-15 17c-4 7-9 13-13 20s-9 14-13 21c-6 11-12 22-18 33-5 12-11 23-16 35-5 13-10 26-15 39-5 14-9 28-14 42-8 32-17 63-25 95-6 36-13 72-19 108-5 40-11 81-16 121-4 45-8 90-12 135-2 49-4 99-6 148-1 54-1 107-2 161 0 313 0 625 0 938-309 0-618 0-927 0 0-933 0-1866 0-2799z">
          <text:p/>
        </draw:path>
        <draw:path draw:style-name="gr4" draw:text-style-name="P4" draw:layer="layout" svg:width="2.654cm" svg:height="3.997cm" svg:x="11.444cm" svg:y="11.401cm" svg:viewBox="0 0 2655 3998" svg:d="M1789 63c288 0 576 0 864 0 0 881 0 1763 0 2644 1 41 1 83 2 124 0 22-1 43-1 65-2 22-3 43-5 65-3 21-5 43-8 64s-6 42-9 63c-5 21-9 41-14 62-6 20-11 41-17 61-7 21-13 41-20 62-7 20-15 40-22 60-8 20-17 39-25 59-9 18-18 37-27 55-10 17-19 35-29 52s-21 33-31 50c-11 15-23 31-34 46s-23 29-34 44c-13 14-25 28-38 42-13 13-26 25-39 38-13 12-27 23-40 35-15 11-30 23-45 34-15 10-31 20-46 30-16 9-33 19-49 28-18 8-35 17-53 25s-36 15-54 23c-19 7-39 13-58 20-20 6-40 12-60 18-21 5-42 11-63 16-21 4-43 9-64 13-46 7-91 14-137 21-48 4-97 8-145 12-51 1-103 3-154 4-58-1-117-3-175-4-53-4-107-8-160-12-48-6-97-13-145-19-44-9-89-18-133-27-39-12-78-25-117-37-18-7-35-13-53-20-17-7-33-15-50-22-16-8-31-17-47-25-14-9-28-19-42-28-13-9-26-18-39-27-12-10-24-21-36-31-11-11-22-22-33-33-10-11-20-23-30-34-10-12-19-23-29-35-9-12-17-24-26-36-8-13-17-25-25-38s-15-25-23-38c-6-14-13-28-19-42s-12-27-18-41c-5-14-11-28-16-42-5-15-9-30-14-45-4-15-7-30-11-45-3-16-7-32-10-48-2-16-5-33-7-49s-4-33-6-49c-1-34-3-69-4-103 1-47 3-95 4-142 299 39 597 79 896 118 3 12 5 23 8 35 4 11 7 21 11 32 4 10 8 19 12 29 4 9 8 19 12 28 5 7 9 15 14 22 2 4 5 7 7 11 3 3 5 7 8 10 2 3 5 7 7 10 3 3 5 6 8 9s5 5 8 8c3 2 6 5 9 7 9 6 17 13 26 19 9 5 19 11 28 16 10 5 20 9 30 14 10 4 21 9 31 13 11 3 23 5 34 8 11 2 23 5 34 7 12 1 24 2 36 3s25 1 37 2c16-1 33-2 49-3 15-2 30-3 45-5 14-3 28-7 42-10 6-2 13-4 19-6 7-3 13-5 20-8 6-2 12-5 18-7 6-3 11-7 17-10s11-7 17-10c5-4 10-8 15-12s10-7 15-11c5-5 11-9 16-14 4-4 8-9 12-13 4-5 9-10 13-15 4-6 8-11 12-17s8-11 12-17 7-13 11-19c3-7 6-14 9-21s6-14 9-21c3-8 5-16 8-24 5-17 9-34 14-51 3-19 7-38 10-57 3-21 5-43 8-64 2-22 3-45 5-67 0-25 1-50 1-75 0-141 0-283 0-424-11 15-23 30-34 45-11 14-22 28-33 42-12 13-23 26-35 39-11 12-22 23-33 35-12 11-23 22-35 33-11 9-22 19-33 28s-23 18-34 27c-12 7-23 15-35 22-18 11-36 21-54 32-18 9-37 17-55 26-19 7-37 15-56 22-19 6-38 13-57 19-19 5-38 9-57 14-20 3-39 7-59 10-20 2-40 4-60 6-21 1-41 2-62 3-20-1-40-2-60-3-19-2-39-3-58-5-19-3-38-7-57-10-18-4-37-8-55-12-18-6-36-12-54-18-17-7-35-14-52-21-17-8-34-17-51-25-16-10-33-19-49-29-16-11-33-21-49-32-15-12-31-25-46-37-15-13-30-27-45-40-14-15-29-29-43-44-14-16-28-31-42-47-14-17-27-34-41-51-13-19-27-38-40-57s-25-39-38-58c-16-31-33-61-49-92-14-32-29-65-43-97-12-35-25-69-37-104-10-37-19-75-29-112-8-39-16-79-24-118-5-42-11-83-16-125-3-44-7-89-10-133-1-47-2-93-3-140 2-53 3-106 5-159 4-50 8-99 12-149 7-46 15-93 22-139 10-43 19-86 29-129 13-40 26-80 39-120 7-19 15-37 22-56 8-18 16-36 24-54 9-17 18-34 27-51 10-16 19-33 29-49 10-15 20-31 30-46 11-15 23-29 34-44 11-14 23-27 34-41 12-13 25-26 37-39 12-12 24-24 36-36 13-11 26-23 39-34 13-10 27-20 40-30 14-10 27-19 41-29 14-8 29-17 43-25 15-7 29-15 44-22s30-15 45-22c15-5 31-11 46-16 16-5 32-10 48-15 16-4 33-8 49-12 34-6 67-11 101-17 36-2 72-3 108-5 23 1 46 1 69 2 22 2 43 3 65 5 21 3 42 5 63 8 20 4 39 9 59 13 19 5 38 10 57 15 18 6 35 13 53 19 17 7 33 15 50 22 16 9 32 18 48 27 15 10 30 20 45 30 15 12 29 23 44 35 15 13 29 25 44 38 14 15 29 29 43 44 14 16 28 32 42 48 14 17 28 35 42 52 14 19 27 39 41 58 13 20 27 41 40 61 0-138 0-276 0-414zM920 1421c1 24 2 49 3 73 1 23 3 46 4 69 3 21 7 43 10 64 4 19 7 39 11 58 5 18 11 36 16 54 3 8 6 17 9 25s7 16 10 24c4 7 7 15 11 22s7 15 11 22 9 13 13 20c4 6 9 13 13 19 5 6 9 11 14 17 5 5 10 11 15 16 5 6 10 11 15 17 6 4 11 9 17 13 5 5 11 9 16 14 6 4 11 7 17 11s11 8 17 12c6 3 12 7 18 10s13 5 19 8 13 5 19 8c7 2 13 4 20 6s13 3 20 5c14 2 28 4 42 6 15 1 29 2 44 3 14-1 28-2 42-3 7-1 13-1 20-2 7-2 14-3 21-5 6-2 13-3 19-5 7-2 13-4 20-6 6-3 13-5 19-8s12-6 18-9 12-7 18-10c6-4 11-7 17-11s11-8 17-12c6-5 11-9 17-14 5-5 11-10 16-15s10-11 15-16c10-12 21-23 31-35 5-7 9-14 14-21 4-7 8-13 12-20s9-15 13-22c4-8 7-15 11-23s7-17 11-25c3-8 7-17 10-25 5-18 11-37 16-55 4-20 9-40 13-60 3-21 5-42 8-63 2-24 4-47 6-71 1-24 1-49 2-73-1-25-1-49-2-74-2-23-4-47-6-70-3-22-6-43-9-65-4-21-9-41-13-62-6-19-12-37-18-56-3-9-6-17-9-26-4-8-7-17-11-25s-9-17-13-25-8-15-12-23c-5-7-9-14-14-21s-10-14-15-21c-10-13-21-25-31-38-5-6-11-11-16-17-6-5-11-11-17-16s-12-9-18-14-11-9-17-14c-6-4-12-8-18-12-6-3-12-7-18-10-7-3-13-7-20-10-6-3-13-6-19-9-7-2-13-4-20-6s-13-5-20-7c-7-1-13-3-20-4s-15-2-22-3-14-1-21-2c-7 0-15-1-22-1-14 1-29 2-43 3-7 1-14 1-21 2s-13 3-20 4c-6 2-13 4-19 6-7 2-13 5-20 7-6 2-12 5-18 7-6 3-12 6-18 9s-12 7-18 10-11 7-17 10c-5 4-11 8-16 12-5 5-11 9-16 14s-10 9-15 14-9 11-14 16c-5 6-9 12-14 18s-9 11-14 17c-4 7-9 13-13 20s-8 13-12 20c-4 8-7 15-11 23-3 8-7 17-10 25s-7 17-10 25c-3 9-6 18-9 27-5 20-10 39-15 59-3 22-7 43-10 65-3 24-6 47-9 71-1 26-3 51-4 77-1 28-2 55-3 83z">
          <text:p/>
        </draw:path>
        <draw:custom-shape draw:style-name="gr6" draw:text-style-name="P5" draw:layer="layout" svg:width="20.004cm" svg:height="5.87cm" draw:transform="skewX (-0.689055988687231) rotate (-0.000872664627183962) translate (-4.706cm 15.048cm)">
          <text:p text:style-name="P2"><text:span text:style-name="T2">Launching!</text:span></text:p>
          <draw:enhanced-geometry svg:viewBox="0 0 21600 21600" draw:extrusion="true" draw:extrusion-rotation-angle="40 0" draw:extrusion-viewpoint="(0cm 0cm 25cm)" draw:extrusion-origin="0 0" draw:extrusion-skew="0 0" draw:extrusion-first-light-direction="(50000 -50000 10000)" draw:extrusion-second-light-direction="(-50000 0 10000)" draw:extrusion-brightness="15%" draw:extrusion-light-face="true" draw:extrusion-first-light-harsh="true" draw:extrusion-second-light-harsh="false" draw:extrusion-second-light-level="37%" draw:extrusion-depth="1cm 0" dr3d:projection="perspective" dr3d:shade-mode="flat" draw:extrusion-metal="true" draw:extrusion-specularity="122%" draw:extrusion-diffusion="122%" draw:text-areas="0 0 21600 21600" draw:text-path="true" draw:text-path-mode="shape" draw:text-path-scale="path" draw:text-path-same-letter-heights="false" draw:type="fontwork-fade-up" draw:modifiers="3657.14285714286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Yellow_20_Gradient_20_1" draw:display-name="Yellow Gradient 1" draw:style="linear" draw:start-color="#ffff66" draw:end-color="#ffffcc" draw:start-intensity="100%" draw:end-intensity="100%" draw:angle="0" draw:border="0%"/>
    <draw:fill-image draw:name="Linen" xlink:href="Pictures/100000000000005E0000005E469E6667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Laurie Stearn</meta:initial-creator>
    <meta:creation-date>2017-02-12T14:48:08.47</meta:creation-date>
    <dc:date>2017-02-17T15:42:57.24</dc:date>
    <dc:creator>Laurie Stearn</dc:creator>
    <meta:editing-duration>PT1H10M11S</meta:editing-duration>
    <meta:editing-cycles>11</meta:editing-cycles>
    <meta:generator>OpenOffice/4.1.3$Win32 OpenOffice.org_project/413m1$Build-9783</meta:generator>
    <meta:document-statistic meta:object-count="7"/>
  </office:meta>
</office:document-meta>
</file>